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2.73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2.643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3.092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465cm"/>
    </style:style>
    <style:style style:name="gr5" style:family="graphic" style:parent-style-name="standard">
      <style:graphic-properties draw:textarea-horizontal-align="justify" draw:textarea-vertical-align="middle" draw:auto-grow-height="false" fo:min-height="0.828cm" fo:min-width="4.081cm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3.452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1.5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59cm" fo:min-width="1.118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9.719cm" fo:min-width="2.465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9.539cm" fo:min-width="2.105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1.188cm" fo:min-width="0.129cm"/>
    </style:style>
    <style:style style:name="gr14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75cm"/>
    </style:style>
    <style:style style:name="gr16" style:family="graphic" style:parent-style-name="standard">
      <style:graphic-properties draw:textarea-horizontal-align="justify" draw:textarea-vertical-align="middle" draw:auto-grow-height="false" fo:min-height="1.822cm" fo:min-width="5.367cm"/>
    </style:style>
    <style:style style:name="gr17" style:family="graphic" style:parent-style-name="standard">
      <style:graphic-properties draw:textarea-horizontal-align="justify" draw:textarea-vertical-align="middle" draw:auto-grow-height="false" fo:min-height="1.821cm" fo:min-width="5.367cm"/>
    </style:style>
    <style:style style:name="gr18" style:family="graphic" style:parent-style-name="standard">
      <style:graphic-properties draw:textarea-horizontal-align="justify" draw:textarea-vertical-align="middle" draw:auto-grow-height="false" fo:min-height="1.738cm" fo:min-width="4.818cm"/>
    </style:style>
    <style:style style:name="gr19" style:family="graphic" style:parent-style-name="standard">
      <style:graphic-properties draw:textarea-horizontal-align="justify" draw:textarea-vertical-align="middle" draw:auto-grow-height="false" fo:min-height="1.416cm" fo:min-width="1.54cm"/>
    </style:style>
    <style:style style:name="gr20" style:family="graphic" style:parent-style-name="standard">
      <style:graphic-properties draw:textarea-horizontal-align="justify" draw:textarea-vertical-align="middle" draw:auto-grow-height="false" fo:min-height="1.349cm" fo:min-width="1.128cm"/>
    </style:style>
    <style:style style:name="gr21" style:family="graphic" style:parent-style-name="standard">
      <style:graphic-properties svg:stroke-color="#ffff00" draw:fill-color="#00cc33" draw:textarea-horizontal-align="justify" draw:textarea-vertical-align="middle" draw:auto-grow-height="false" fo:min-height="0.132cm" fo:min-width="3.2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1.524cm" svg:x="2.016cm" svg:y="2.397cm">
          <text:p text:style-name="P1">wai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445cm" svg:height="1.524cm" svg:x="4.937cm" svg:y="5.445cm">
          <text:p text:style-name="P1">prom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5.08cm" svg:height="1.524cm" svg:x="4.683cm" svg:y="9.255cm">
          <text:p text:style-name="P1">RegWai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191cm" svg:height="1.524cm" svg:x="5.064cm" svg:y="13.065cm">
          <text:p text:style-name="P1">RegWaitPassw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6.477cm" svg:height="1.524cm" svg:x="10.779cm" svg:y="3.286cm">
          <text:p text:style-name="P1">LoginWai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5.588cm" svg:height="1.524cm" svg:x="20.05cm" svg:y="3.413cm">
          <text:p text:style-name="P1">LoginWaitPassw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2.921cm" svg:height="1.524cm" svg:x="20.05cm" svg:y="9.89cm">
          <text:p text:style-name="P1">Logged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921cm" svg:height="1.524cm" svg:x="20.177cm" svg:y="14.208cm">
          <text:p text:style-name="P1">Send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5.919cm" svg:y1="3.698cm" svg:x2="7.16cm" svg:y2="5.445cm" draw:start-shape="id1" draw:start-glue-point="9" draw:end-shape="id2" draw:end-glue-point="4" svg:d="M5919 3698c0 1479 1241 606 1241 1747" svg:viewBox="0 0 1242 1748">
          <text:p/>
        </draw:connector>
        <draw:connector draw:style-name="gr8" draw:text-style-name="P2" draw:layer="layout" draw:type="curve" svg:x1="8.731cm" svg:y1="5.668cm" svg:x2="10.779cm" svg:y2="4.048cm" draw:start-shape="id2" draw:start-glue-point="11" draw:end-shape="id3" draw:end-glue-point="6" svg:d="M8731 5668c0-1080 682-1620 2048-1620" svg:viewBox="0 0 2049 1621">
          <text:p/>
        </draw:connector>
        <draw:connector draw:style-name="gr8" draw:text-style-name="P2" draw:layer="layout" draw:type="curve" svg:x1="7.16cm" svg:y1="6.969cm" svg:x2="7.223cm" svg:y2="9.255cm" draw:start-shape="id2" draw:start-glue-point="8" draw:end-shape="id4" draw:end-glue-point="4" svg:d="M7160 6969c0 1716 63 573 63 2286" svg:viewBox="0 0 64 2287">
          <text:p/>
        </draw:connector>
        <draw:connector draw:style-name="gr9" draw:text-style-name="P2" draw:layer="layout" draw:type="curve" draw:line-skew="0cm -7.614cm" svg:x1="5.427cm" svg:y1="10.556cm" svg:x2="5.427cm" svg:y2="9.478cm" draw:start-shape="id4" draw:start-glue-point="7" draw:end-shape="id4" draw:end-glue-point="5" svg:d="M5427 10556c0 1087-2776 726-2776-538 0-1263 2776-1626 2776-540" svg:viewBox="0 0 2777 2366">
          <text:p/>
        </draw:connector>
        <draw:connector draw:style-name="gr8" draw:text-style-name="P2" draw:layer="layout" draw:type="curve" svg:x1="7.223cm" svg:y1="10.779cm" svg:x2="7.16cm" svg:y2="13.065cm" draw:start-shape="id4" draw:start-glue-point="8" draw:end-shape="id5" draw:end-glue-point="4" svg:d="M7223 10779c0 1716-63 573-63 2286" svg:viewBox="0 0 64 2287">
          <text:p/>
        </draw:connector>
        <draw:connector draw:style-name="gr8" draw:text-style-name="P2" draw:layer="layout" draw:type="curve" draw:line-skew="0.734cm" svg:x1="9.255cm" svg:y1="13.827cm" svg:x2="9.382cm" svg:y2="6.207cm" draw:start-shape="id5" draw:start-glue-point="10" draw:end-shape="id2" svg:d="M9255 13827c2431 0 2368-7620 127-7620" svg:viewBox="0 0 1817 7621">
          <text:p/>
        </draw:connector>
        <draw:connector draw:style-name="gr9" draw:text-style-name="P2" draw:layer="layout" draw:type="curve" svg:x1="5.677cm" svg:y1="14.366cm" svg:x2="5.677cm" svg:y2="13.288cm" draw:start-shape="id5" draw:start-glue-point="7" draw:end-shape="id5" draw:end-glue-point="5" svg:d="M5677 14366c0 1087-1503 726-1503-538 0-1263 1503-1626 1503-540" svg:viewBox="0 0 1504 2366">
          <text:p/>
        </draw:connector>
        <draw:connector draw:style-name="gr9" draw:text-style-name="P2" draw:layer="layout" draw:type="curve" draw:line-skew="0cm 0cm 0.555cm" svg:x1="14.018cm" svg:y1="4.81cm" svg:x2="8.731cm" svg:y2="5.668cm" draw:start-shape="id3" draw:start-glue-point="8" draw:end-shape="id2" draw:end-glue-point="11" svg:d="M14018 4810c0 753-3938 502-3938 595 0 94-1349 10-1349 263" svg:viewBox="0 0 5288 859">
          <text:p/>
        </draw:connector>
        <draw:connector draw:style-name="gr9" draw:text-style-name="P2" draw:layer="layout" draw:type="curve" svg:x1="22.844cm" svg:y1="4.937cm" svg:x2="9.382cm" svg:y2="6.207cm" draw:start-shape="id6" draw:start-glue-point="8" draw:end-shape="id2" draw:end-glue-point="10" svg:d="M22844 4937c0 847-4487 1270-13462 1270" svg:viewBox="0 0 13463 1271">
          <text:p/>
        </draw:connector>
        <draw:connector draw:style-name="gr8" draw:text-style-name="P2" draw:layer="layout" draw:type="curve" svg:x1="17.256cm" svg:y1="4.048cm" svg:x2="20.05cm" svg:y2="4.175cm" draw:start-shape="id3" draw:start-glue-point="10" draw:end-shape="id6" svg:d="M17256 4048c2095 0 699 127 2794 127" svg:viewBox="0 0 2795 128">
          <text:p/>
        </draw:connector>
        <draw:connector draw:style-name="gr8" draw:text-style-name="P2" draw:layer="layout" draw:type="curve" svg:x1="7.159cm" svg:y1="5.445cm" svg:x2="8.828cm" svg:y2="2.424cm" draw:start-shape="id2" svg:d="M7159 5445c0-2641 1669-1131 1669-3021" svg:viewBox="0 0 1670 3022">
          <text:p/>
        </draw:connector>
        <draw:connector draw:style-name="gr8" draw:text-style-name="P2" draw:layer="layout" draw:type="curve" svg:x1="22.844cm" svg:y1="4.937cm" svg:x2="21.511cm" svg:y2="9.89cm" draw:start-shape="id6" draw:start-glue-point="8" draw:end-shape="id7" draw:end-glue-point="4" svg:d="M22844 4937c0 3715-1333 1239-1333 4953" svg:viewBox="0 0 1334 4954">
          <text:p/>
        </draw:connector>
        <draw:connector draw:style-name="gr8" draw:text-style-name="P2" draw:layer="layout" draw:type="curve" svg:x1="21.511cm" svg:y1="11.414cm" svg:x2="21.638cm" svg:y2="14.208cm" draw:start-shape="id7" draw:start-glue-point="8" draw:end-shape="id8" draw:end-glue-point="4" svg:d="M21511 11414c0 2097 127 700 127 2794" svg:viewBox="0 0 128 2795">
          <text:p/>
        </draw:connector>
        <draw:custom-shape draw:style-name="gr10" draw:text-style-name="P1" draw:layer="layout" svg:width="2.286cm" svg:height="1.143cm" svg:x="7.604cm" svg:y="1.25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1" draw:text-style-name="P3" draw:layer="layout" svg:width="4.191cm" svg:height="14.097cm" svg:x="4.429cm" svg:y="3.28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3.683cm" svg:height="13.843cm" svg:x="17.129cm" svg:y="3.41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1" draw:id="id11" draw:layer="layout" svg:width="0.889cm" svg:height="2.032cm" svg:x="6.969cm" svg:y="12.811cm">
          <text:p text:style-name="P1">Socke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9" draw:id="id9" draw:layer="layout" svg:width="0.889cm" svg:height="2.032cm" svg:x="18.145cm" svg:y="4.937cm">
          <text:p text:style-name="P1">Socket 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4" xml:id="id12" draw:id="id12" draw:layer="layout" svg:width="0.889cm" svg:height="2.032cm" svg:x="17.764cm" svg:y="12.811cm">
          <text:p text:style-name="P1">socke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" draw:id="id10" draw:layer="layout" svg:width="0.889cm" svg:height="2.032cm" svg:x="6.588cm" svg:y="4.937cm">
          <text:p text:style-name="P1">Socket 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curve" svg:x1="18.275cm" svg:y1="6.672cm" svg:x2="7.347cm" svg:y2="6.672cm" draw:start-shape="id9" draw:start-glue-point="7" draw:end-shape="id10" draw:end-glue-point="9" svg:d="M18275 6672h-10928" svg:viewBox="0 0 10929 1">
          <text:p/>
        </draw:connector>
        <draw:connector draw:style-name="gr8" draw:text-style-name="P2" draw:layer="layout" draw:type="curve" svg:x1="7.347cm" svg:y1="5.234cm" svg:x2="18.275cm" svg:y2="5.234cm" draw:start-shape="id10" draw:start-glue-point="11" draw:end-shape="id9" draw:end-glue-point="5" svg:d="M7347 5234h10928" svg:viewBox="0 0 10929 1">
          <text:p/>
        </draw:connector>
        <draw:connector draw:style-name="gr14" draw:text-style-name="P2" draw:layer="layout" draw:type="curve" svg:x1="7.728cm" svg:y1="13.108cm" svg:x2="17.894cm" svg:y2="13.108cm" draw:start-shape="id11" draw:start-glue-point="11" draw:end-shape="id12" draw:end-glue-point="5" svg:d="M7728 13108h10166" svg:viewBox="0 0 10167 1">
          <text:p/>
        </draw:connector>
        <draw:frame draw:style-name="gr15" draw:text-style-name="P5" draw:layer="layout" svg:width="6.477cm" svg:height="1.725cm" svg:x="9.509cm" svg:y="5.498cm">
          <draw:text-box>
            <text:p>Control messages</text:p>
          </draw:text-box>
        </draw:frame>
        <draw:frame draw:style-name="gr15" draw:text-style-name="P5" draw:layer="layout" svg:width="6.477cm" svg:height="1.725cm" svg:x="9.382cm" svg:y="11.975cm">
          <draw:text-box>
            <text:p>Data transmission</text:p>
          </draw:text-box>
        </draw:frame>
      </draw:page>
      <draw:page draw:name="page3" draw:style-name="dp1" draw:master-page-name="Default">
        <draw:custom-shape draw:style-name="gr16" draw:text-style-name="P6" draw:layer="layout" svg:width="5.867cm" svg:height="2.072cm" svg:x="6.563cm" svg:y="2.294cm">
          <text:p text:style-name="P6">FileInputStream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867cm" svg:height="2.071cm" svg:x="6.563cm" svg:y="5.025cm">
          <text:p text:style-name="P6">CipherOutputStream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318cm" svg:height="1.988cm" svg:x="16.875cm" svg:y="6.207cm">
          <text:p text:style-name="P6">CipheInputputStream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318cm" svg:height="1.988cm" svg:x="16.875cm" svg:y="8.737cm">
          <text:p text:style-name="P6">FileOutputStrea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884cm" svg:height="2.354cm" svg:x="1.889cm" svg:y="1.635cm">
          <text:p text:style-name="P6">Input File </text:p>
          <text:p text:style-name="P6">in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2.302cm" svg:height="2.259cm" svg:x="23.463cm" svg:y="8.647cm">
          <text:p text:style-name="P6">Output File </text:p>
          <text:p text:style-name="P6">i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9.745cm" svg:y1="4.366cm" svg:x2="9.745cm" svg:y2="5.119cm">
          <text:p/>
        </draw:line>
        <draw:line draw:style-name="gr8" draw:text-style-name="P7" draw:layer="layout" svg:x1="20.05cm" svg:y1="8.195cm" svg:x2="20.05cm" svg:y2="8.828cm">
          <text:p/>
        </draw:line>
        <draw:line draw:style-name="gr8" draw:text-style-name="P7" draw:layer="layout" svg:x1="22.193cm" svg:y1="9.822cm" svg:x2="23.463cm" svg:y2="9.822cm">
          <text:p/>
        </draw:line>
        <draw:line draw:style-name="gr8" draw:text-style-name="P7" draw:layer="layout" svg:x1="4.773cm" svg:y1="2.765cm" svg:x2="6.662cm" svg:y2="2.765cm">
          <text:p/>
        </draw:line>
        <draw:custom-shape draw:style-name="gr21" draw:text-style-name="P8" draw:layer="layout" svg:width="4.318cm" svg:height="0.762cm" svg:x="12.557cm" svg:y="6.334cm">
          <text:p text:style-name="P1">Java socke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00:44:49.052741128</meta:creation-date>
    <dc:date>2016-10-31T10:20:29.309129632</dc:date>
    <meta:editing-duration>PT18M19S</meta:editing-duration>
    <meta:editing-cycles>3</meta:editing-cycles>
    <meta:generator>LibreOffice/5.2.2.2.0$Linux_X86_64 LibreOffice_project/20m0$Build-2</meta:generator>
    <meta:document-statistic meta:object-count="44"/>
  </office:meta>
</office:document-meta>
</file>